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704cm"/>
    </style:style>
    <style:style style:name="gr8" style:family="graphic" style:parent-style-name="standard">
      <style:graphic-properties draw:opacity="0%" draw:textarea-horizontal-align="center" draw:textarea-vertical-align="middle" draw:shadow-opacity="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6e6e6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cm" svg:height="2cm" svg:x="19.5cm" svg:y="15.1cm">
          <text:p text:style-name="P1">ELUA Device</text:p>
        </draw:rect>
        <draw:rect draw:style-name="gr2" draw:text-style-name="P1" draw:layer="layout" svg:width="7cm" svg:height="3cm" svg:x="19.5cm" svg:y="11cm">
          <text:p text:style-name="P1">Router</text:p>
        </draw:rect>
        <draw:ellipse draw:style-name="gr1" draw:text-style-name="P1" draw:layer="layout" svg:width="23.5cm" svg:height="9.5cm" svg:x="1.5cm" svg:y="1.5cm">
          <text:p text:style-name="P1">Interne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ellipse>
        <draw:rect draw:style-name="gr1" draw:text-style-name="P1" draw:layer="layout" svg:width="4cm" svg:height="2.7cm" svg:x="17cm" svg:y="6.4cm">
          <text:p text:style-name="P1">Server</text:p>
          <text:p text:style-name="P1">(written </text:p>
          <text:p text:style-name="P1">in LUA)</text:p>
        </draw:rect>
        <draw:rect draw:style-name="gr1" draw:text-style-name="P1" draw:layer="layout" svg:width="3.6cm" svg:height="2.7cm" svg:x="9.4cm" svg:y="6.4cm">
          <text:p text:style-name="P1">Sinatra </text:p>
          <text:p text:style-name="P1">Server</text:p>
          <text:p text:style-name="P1">(ruby)</text:p>
        </draw:rect>
        <draw:rect draw:style-name="gr1" draw:text-style-name="P1" draw:layer="layout" svg:width="7.5cm" svg:height="7cm" svg:x="4cm" svg:y="12.5cm">
          <text:p text:style-name="P1">Webbrowser</text:p>
        </draw:rect>
        <draw:g>
          <draw:rect draw:style-name="gr3" draw:text-style-name="P1" draw:layer="layout" svg:width="1cm" svg:height="1.115cm" svg:x="14.5cm" svg:y="8.211cm">
            <text:p/>
          </draw:rect>
          <draw:ellipse draw:style-name="gr4" draw:text-style-name="P1" draw:layer="layout" svg:width="1cm" svg:height="0.186cm" svg:x="14.5cm" svg:y="8.1cm">
            <text:p/>
          </draw:ellipse>
          <draw:ellipse draw:style-name="gr3" draw:text-style-name="P1" draw:layer="layout" svg:width="1cm" svg:height="0.186cm" svg:x="14.5cm" svg:y="9.214cm">
            <text:p/>
          </draw:ellipse>
        </draw:g>
        <draw:line draw:style-name="gr5" draw:text-style-name="P1" draw:layer="layout" svg:x1="17cm" svg:y1="8.5cm" svg:x2="15.5cm" svg:y2="9.5cm">
          <text:p/>
        </draw:line>
        <draw:line draw:style-name="gr5" draw:text-style-name="P1" draw:layer="layout" svg:x1="13cm" svg:y1="8.5cm" svg:x2="14.5cm" svg:y2="9.5cm">
          <text:p/>
        </draw:line>
        <draw:frame draw:style-name="gr6" draw:text-style-name="P2" draw:layer="layout" svg:width="2.928cm" svg:height="1.199cm" svg:x="13.572cm" svg:y="6.701cm">
          <draw:text-box>
            <text:p text:style-name="P1"><text:span text:style-name="T1">LUA- device </text:span></text:p>
            <text:p text:style-name="P1"><text:span text:style-name="T1">code</text:span></text:p>
          </draw:text-box>
        </draw:frame>
        <draw:g>
          <draw:rect draw:style-name="gr3" draw:text-style-name="P1" draw:layer="layout" svg:width="1cm" svg:height="1.115cm" svg:x="6.5cm" svg:y="8.111cm">
            <text:p/>
          </draw:rect>
          <draw:ellipse draw:style-name="gr4" draw:text-style-name="P1" draw:layer="layout" svg:width="1cm" svg:height="0.186cm" svg:x="6.5cm" svg:y="8cm">
            <text:p/>
          </draw:ellipse>
          <draw:ellipse draw:style-name="gr3" draw:text-style-name="P1" draw:layer="layout" svg:width="1cm" svg:height="0.186cm" svg:x="6.5cm" svg:y="9.114cm">
            <text:p/>
          </draw:ellipse>
        </draw:g>
        <draw:frame draw:style-name="gr7" draw:text-style-name="P2" draw:layer="layout" svg:width="3.204cm" svg:height="1.5cm" svg:x="5.5cm" svg:y="6.5cm">
          <draw:text-box>
            <text:p text:style-name="P1"><text:span text:style-name="T1">Html,CSS and jQuery <text:s/>files</text:span></text:p>
          </draw:text-box>
        </draw:frame>
        <draw:line draw:style-name="gr5" draw:text-style-name="P1" draw:layer="layout" svg:x1="9.5cm" svg:y1="7.4cm" svg:x2="7.5cm" svg:y2="8.5cm">
          <text:p/>
        </draw:line>
        <draw:rect draw:style-name="gr8" draw:text-style-name="P1" draw:layer="layout" svg:width="16.5cm" svg:height="5cm" svg:x="5cm" svg:y="4.5cm">
          <text:p/>
        </draw:rect>
        <draw:frame draw:style-name="gr9" draw:layer="layout" svg:width="2.581cm" svg:height="0.963cm" svg:x="12.2cm" svg:y="4.7cm">
          <draw:text-box>
            <text:p>vserver</text:p>
          </draw:text-box>
        </draw:frame>
        <draw:line draw:style-name="gr5" draw:text-style-name="P1" draw:layer="layout" svg:x1="7.5cm" svg:y1="12.5cm" svg:x2="11cm" svg:y2="9cm">
          <text:p/>
        </draw:line>
        <draw:line draw:style-name="gr5" draw:text-style-name="P1" draw:layer="layout" svg:x1="22.5cm" svg:y1="11cm" svg:x2="19cm" svg:y2="9cm">
          <text:p/>
        </draw:line>
        <draw:line draw:style-name="gr5" draw:text-style-name="P1" draw:layer="layout" svg:x1="23cm" svg:y1="15cm" svg:x2="23cm" svg:y2="13.9cm">
          <text:p/>
        </draw:line>
        <draw:rect draw:style-name="gr10" draw:text-style-name="P1" draw:layer="layout" svg:width="11.7cm" svg:height="2cm" svg:x="17cm" svg:y="18cm">
          <text:p text:style-name="P1">Real world (or non internet device)</text:p>
        </draw:rect>
        <draw:line draw:style-name="gr11" draw:text-style-name="P1" draw:layer="layout" svg:x1="23cm" svg:y1="17cm" svg:x2="23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inz Häberle</meta:initial-creator>
    <meta:creation-date>2011-11-10T23:38:51.79</meta:creation-date>
    <dc:date>2011-11-11T00:00:51.62</dc:date>
    <dc:creator>Heinz Häberle</dc:creator>
    <meta:editing-duration>PT00H05M48S</meta:editing-duration>
    <meta:editing-cycles>1</meta:editing-cycles>
    <meta:document-statistic meta:object-count="26"/>
    <meta:generator>OpenOffice.org/3.2$Win32 OpenOffice.org_project/320m12$Build-9483</meta:generator>
  </office:meta>
</office:document-meta>
</file>